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10.8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10.8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10.8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7.5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8.6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9.7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10.8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3.1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7.5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7.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10.828cm" svg:y="7.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3.1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4.2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5.328cm" svg:y="8.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7.5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8.6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9.7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10.828cm" svg:y="8.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3.1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9.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6.4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7.528cm" svg:y="9.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8.6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28cm" svg:y="9.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10.828cm" svg:y="9.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3.128cm" svg:y="10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4.228cm" svg:y="10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5.328cm" svg:y="10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6.428cm" svg:y="10.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7.528cm" svg:y="10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8.628cm" svg:y="10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9.728cm" svg:y="10.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143cm" svg:x="10.828cm" svg:y="10.5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819cm" svg:height="0.962cm" svg:x="4.235cm" svg:y="1.491cm">
          <draw:text-box>
            <text:p>Does not percol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1:01:05.313699139</meta:creation-date>
    <dc:date>2016-05-17T11:24:19.109341423</dc:date>
    <dc:creator>elucterio </dc:creator>
    <meta:editing-duration>PT19M38S</meta:editing-duration>
    <meta:editing-cycles>7</meta:editing-cycles>
    <meta:generator>LibreOffice/4.2.8.2$Linux_X86_64 LibreOffice_project/420m0$Build-2</meta:generator>
    <meta:document-statistic meta:object-count="65"/>
  </office:meta>
</office:document-meta>
</file>